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61545C1A2CBC6E0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86cm, 11.593cm, 7.206cm, 11.629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5.946cm" svg:height="10.87cm" svg:x="4.66cm" svg:y="3.73cm">
          <draw:image xlink:href="Pictures/10000000000007800000043861545C1A2CBC6E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9:45:49.340000000</meta:creation-date>
    <dc:date>2017-02-17T23:23:05.776000000</dc:date>
    <meta:editing-duration>PT32M21S</meta:editing-duration>
    <meta:editing-cycles>1</meta:editing-cycles>
    <meta:document-statistic meta:object-count="26"/>
    <meta:generator>LibreOffice/5.2.2.2$Windows_x86 LibreOffice_project/8f96e87c890bf8fa77463cd4b640a2312823f3ad</meta:generator>
  </office:meta>
</office:document-meta>
</file>